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43850" calcext:value-type="float">
            <text:p>43850</text:p>
          </table:table-cell>
          <table:table-cell table:style-name="ce2" table:formula="of:=AVERAGE([.$B$2:.$B25])" office:value-type="float" office:value="1827.08333333333" calcext:value-type="float">
            <text:p>1827.1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43850" calcext:value-type="float">
            <text:p>43850</text:p>
          </table:table-cell>
          <table:table-cell table:style-name="ce2" table:formula="of:=AVERAGE([.$B$2:.$B26])" office:value-type="float" office:value="1754" calcext:value-type="float">
            <text:p>175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43850" calcext:value-type="float">
            <text:p>43850</text:p>
          </table:table-cell>
          <table:table-cell table:style-name="ce2" table:formula="of:=AVERAGE([.$B$2:.$B27])" office:value-type="float" office:value="1686.53846153846" calcext:value-type="float">
            <text:p>1686.5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43850" calcext:value-type="float">
            <text:p>43850</text:p>
          </table:table-cell>
          <table:table-cell table:style-name="ce2" table:formula="of:=AVERAGE([.$B$2:.$B28])" office:value-type="float" office:value="1624.07407407407" calcext:value-type="float">
            <text:p>1624.1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3850" calcext:value-type="float">
            <text:p>43850</text:p>
          </table:table-cell>
          <table:table-cell table:style-name="ce2" table:formula="of:=AVERAGE([.$B$2:.$B29])" office:value-type="float" office:value="1566.07142857143" calcext:value-type="float">
            <text:p>1566.1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3850" calcext:value-type="float">
            <text:p>43850</text:p>
          </table:table-cell>
          <table:table-cell table:style-name="ce2" table:formula="of:=AVERAGE([.$B$2:.$B30])" office:value-type="float" office:value="1512.06896551724" calcext:value-type="float">
            <text:p>1512.1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3850" calcext:value-type="float">
            <text:p>43850</text:p>
          </table:table-cell>
          <table:table-cell table:style-name="ce2" table:formula="of:=AVERAGE([.$B$2:.$B31])" office:value-type="float" office:value="1461.66666666667" calcext:value-type="float">
            <text:p>1461.7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3850" calcext:value-type="float">
            <text:p>43850</text:p>
          </table:table-cell>
          <table:table-cell table:style-name="ce2" table:formula="of:=AVERAGE([.$B$2:.$B32])" office:value-type="float" office:value="1414.51612903226" calcext:value-type="float">
            <text:p>1414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3850" calcext:value-type="float">
            <text:p>43850</text:p>
          </table:table-cell>
          <table:table-cell table:style-name="ce2" table:formula="of:=AVERAGE([.$B$2:.$B33])" office:value-type="float" office:value="1370.3125" calcext:value-type="float">
            <text:p>1370.3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3850" calcext:value-type="float">
            <text:p>43850</text:p>
          </table:table-cell>
          <table:table-cell table:style-name="ce2" table:formula="of:=AVERAGE([.$B$2:.$B34])" office:value-type="float" office:value="1328.78787878788" calcext:value-type="float">
            <text:p>1328.8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3850" calcext:value-type="float">
            <text:p>43850</text:p>
          </table:table-cell>
          <table:table-cell table:style-name="ce2" table:formula="of:=AVERAGE([.$B$2:.$B35])" office:value-type="float" office:value="1289.70588235294" calcext:value-type="float">
            <text:p>1289.7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43850" calcext:value-type="float">
            <text:p>43850</text:p>
          </table:table-cell>
          <table:table-cell table:style-name="ce2" table:formula="of:=AVERAGE([.$B$2:.$B36])" office:value-type="float" office:value="1252.85714285714" calcext:value-type="float">
            <text:p>125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43850" calcext:value-type="float">
            <text:p>43850</text:p>
          </table:table-cell>
          <table:table-cell table:style-name="ce2" table:formula="of:=AVERAGE([.$B$2:.$B37])" office:value-type="float" office:value="1218.05555555556" calcext:value-type="float">
            <text:p>1218.1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43850" calcext:value-type="float">
            <text:p>43850</text:p>
          </table:table-cell>
          <table:table-cell table:style-name="ce2" table:formula="of:=AVERAGE([.$B$2:.$B38])" office:value-type="float" office:value="1185.13513513514" calcext:value-type="float">
            <text:p>1185.1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43850" calcext:value-type="float">
            <text:p>43850</text:p>
          </table:table-cell>
          <table:table-cell table:style-name="ce2" table:formula="of:=AVERAGE([.$B$2:.$B39])" office:value-type="float" office:value="1153.94736842105" calcext:value-type="float">
            <text:p>1153.9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43850" calcext:value-type="float">
            <text:p>43850</text:p>
          </table:table-cell>
          <table:table-cell table:style-name="ce2" table:formula="of:=AVERAGE([.$B$2:.$B40])" office:value-type="float" office:value="1124.35897435897" calcext:value-type="float">
            <text:p>1124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43850" calcext:value-type="float">
            <text:p>43850</text:p>
          </table:table-cell>
          <table:table-cell table:style-name="ce2" table:formula="of:=AVERAGE([.$B$2:.$B41])" office:value-type="float" office:value="1096.25" calcext:value-type="float">
            <text:p>1096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43850" calcext:value-type="float">
            <text:p>43850</text:p>
          </table:table-cell>
          <table:table-cell table:style-name="ce2" table:formula="of:=AVERAGE([.$B$2:.$B42])" office:value-type="float" office:value="1069.51219512195" calcext:value-type="float">
            <text:p>1069.5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43850" calcext:value-type="float">
            <text:p>43850</text:p>
          </table:table-cell>
          <table:table-cell table:style-name="ce2" table:formula="of:=AVERAGE([.$B$2:.$B43])" office:value-type="float" office:value="1044.04761904762" calcext:value-type="float">
            <text:p>1044.0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43850" calcext:value-type="float">
            <text:p>43850</text:p>
          </table:table-cell>
          <table:table-cell table:style-name="ce2" table:formula="of:=AVERAGE([.$B$2:.$B44])" office:value-type="float" office:value="1019.76744186047" calcext:value-type="float">
            <text:p>1019.8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43850" calcext:value-type="float">
            <text:p>43850</text:p>
          </table:table-cell>
          <table:table-cell table:style-name="ce2" table:formula="of:=AVERAGE([.$B$2:.$B45])" office:value-type="float" office:value="996.590909090909" calcext:value-type="float">
            <text:p>996.6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43850" calcext:value-type="float">
            <text:p>43850</text:p>
          </table:table-cell>
          <table:table-cell table:style-name="ce2" table:formula="of:=AVERAGE([.$B$2:.$B46])" office:value-type="float" office:value="974.444444444445" calcext:value-type="float">
            <text:p>974.4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43850" calcext:value-type="float">
            <text:p>43850</text:p>
          </table:table-cell>
          <table:table-cell table:style-name="ce2" table:formula="of:=AVERAGE([.$B$2:.$B47])" office:value-type="float" office:value="953.260869565217" calcext:value-type="float">
            <text:p>953.3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0:42:05.192960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29T00:45:26.474469112</dc:date>
    <meta:editing-duration>PT6H16S</meta:editing-duration>
    <meta:editing-cycles>15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827.08333333333">
                <text:p>1827.0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686.53846153846">
                <text:p>1686.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624.07407407407">
                <text:p>1624.0740740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66.07142857143">
                <text:p>1566.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12.06896551724">
                <text:p>1512.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461.66666666667">
                <text:p>1461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14.51612903226">
                <text:p>1414.516129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70.3125">
                <text:p>1370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328.78787878788">
                <text:p>1328.7878787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289.70588235294">
                <text:p>1289.70588235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252.85714285714">
                <text:p>1252.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18.05555555556">
                <text:p>1218.0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185.13513513514">
                <text:p>1185.13513513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153.94736842105">
                <text:p>1153.947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24.35897435897">
                <text:p>1124.35897435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096.25">
                <text:p>1096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69.51219512195">
                <text:p>1069.51219512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44.04761904762">
                <text:p>1044.0476190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19.76744186047">
                <text:p>1019.76744186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996.590909090909">
                <text:p>996.5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74.444444444445">
                <text:p>974.444444444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53.260869565217">
                <text:p>953.26086956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